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5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8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officeooo:rsid="0004c7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5.</text:p>
      <text:p text:style-name="P2">Последние изменения — 2018.</text:p>
      <text:p text:style-name="P8">Оглавление</text:p>
      <text:p text:style-name="P5"/>
      <text:p text:style-name="P2">Часть 1</text:p>
      <text:p text:style-name="P3"><text:tab/><text:span text:style-name="T2">Оформление кода</text:span><text:tab/><text:tab/><text:tab/><text:tab/><text:tab/>1</text:p>
      <text:p text:style-name="P3"/>
      <text:p text:style-name="P9">Библиография</text:p>
      <text:p text:style-name="P6"/>
      <text:p text:style-name="P3">Не приводится.</text:p>
      <text:p text:style-name="P3"/>
      <text:p text:style-name="P10">Java</text:p>
      <text:p text:style-name="P7"/>
      <text:p text:style-name="P4"><text:span text:style-name="T1">Том </text:span>I<text:span text:style-name="T2">II</text:span>. <text:span text:style-name="T1">Последние изменения —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4-19T00:46:00.869000000</dc:date>
    <meta:editing-duration>PT8M50S</meta:editing-duration>
    <meta:editing-cycles>3</meta:editing-cycles>
    <meta:document-statistic meta:table-count="0" meta:image-count="0" meta:object-count="0" meta:page-count="4" meta:paragraph-count="12" meta:word-count="43" meta:character-count="302" meta:non-whitespace-character-count="264"/>
  </office:meta>
</office:document-meta>
</file>